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508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976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fcc99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number-columns-repeated="240" table:default-cell-style-name="ce6"/>
        <table:table-column table:style-name="co17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Export 1</text:p>
          </table:table-cell>
          <table:table-cell table:style-name="ce2" table:number-columns-repeated="2"/>
          <table:table-cell table:style-name="ce2" office:value-type="string">
            <text:p>TST_EXPORTFAM1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table:style-name="ce3" office:value-type="string">
            <text:p>TST_FRAME</text:p>
          </table:table-cell>
          <table:table-cell table:style-name="ce3"/>
          <table:table-cell table:style-name="ce3" office:value-type="string">
            <text:p>Cadre Un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frame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W</text:p>
          </table:table-cell>
          <table:table-cell table:style-name="ce3" office:value-type="string">
            <text:p>N</text:p>
          </table:table-cell>
          <table:table-cell table:style-name="ce3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4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Nombr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int</text:p>
          </table:table-cell>
          <table:table-cell table:style-name="ce4" table:formula="of:=[.H5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ON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6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MUL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ation multipl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7]+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DAT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Dat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8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ableau simpl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array</text:p>
          </table:table-cell>
          <table:table-cell table:style-name="ce5" table:formula="of:=[.H9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TEXT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Tex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10]+10" office:value-type="float" office:value="80">
            <text:p>8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DATE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Date colon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ate</text:p>
          </table:table-cell>
          <table:table-cell table:style-name="ce4" table:formula="of:=[.H11]+10" office:value-type="float" office:value="90">
            <text:p>9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RELONE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Relation simple tablea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12]+10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COLRELMUL</text:p>
          </table:table-cell>
          <table:table-cell table:style-name="ce4" office:value-type="string">
            <text:p>TST_ARRAY</text:p>
          </table:table-cell>
          <table:table-cell table:style-name="ce4" office:value-type="string">
            <text:p>Relation multiple tablea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TST_EXPORTFAM1")</text:p>
          </table:table-cell>
          <table:table-cell table:style-name="ce4" table:formula="of:=[.H13]+10" office:value-type="float" office:value="110">
            <text:p>1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multiple=yes</text:p>
          </table:table-cell>
          <table:table-cell table:style-name="ce4" table:number-columns-repeated="240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ACCOUNT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Accoun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account</text:p>
          </table:table-cell>
          <table:table-cell table:style-name="ce4" office:value-type="float" office:value="120">
            <text:p>1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  <table:table-cell table:number-columns-repeated="76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1023"/>
          <table:table-cell table:style-name="ce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00/00/0000</text:date>, <text:time style:data-style-name="N2" text:time-value="0000-00-00T17:13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22T17:13:53</dc:date>
    <dc:creator>Éric Brison</dc:creator>
    <meta:generator>LibreOffice/3.6$Linux_x86 LibreOffice_project/360m1$Build-2</meta:generator>
    <meta:editing-duration>PT17H12M45S</meta:editing-duration>
    <meta:editing-cycles>34</meta:editing-cycles>
    <meta:document-statistic meta:table-count="1" meta:cell-count="147" meta:object-count="0"/>
  </office:meta>
</office:document-meta>
</file>